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uleurs">
      <style:text-properties style:font-name="Liberation Sans" officeooo:rsid="001c4eaa" officeooo:paragraph-rsid="001c4eaa"/>
    </style:style>
    <style:style style:name="P2" style:family="paragraph" style:parent-style-name="Text_20_body">
      <style:text-properties style:font-name="Liberation Sans" officeooo:paragraph-rsid="001c4eaa"/>
    </style:style>
    <style:style style:name="P3" style:family="paragraph" style:parent-style-name="Preformatted_20_Text">
      <style:text-properties style:font-name="Liberation Sans" fo:font-size="14pt" fo:font-weight="bold" officeooo:rsid="001c4eaa" officeooo:paragraph-rsid="001c4eaa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style:font-name="Liberation Sans" fo:font-size="14pt" fo:font-weight="bold" officeooo:rsid="001c4eaa" officeooo:paragraph-rsid="001c5678" style:font-size-asian="14pt" style:font-weight-asian="bold" style:font-size-complex="14pt" style:font-weight-complex="bold"/>
    </style:style>
    <style:style style:name="P5" style:family="paragraph" style:parent-style-name="Bibliotheque">
      <style:text-properties style:font-name="Liberation Sans" officeooo:rsid="001c4eaa" officeooo:paragraph-rsid="001c5678"/>
    </style:style>
    <style:style style:name="P6" style:family="paragraph" style:parent-style-name="Bibliotheque">
      <style:text-properties style:font-name="Liberation Sans" officeooo:rsid="001c5678" officeooo:paragraph-rsid="001c5678"/>
    </style:style>
    <style:style style:name="P7" style:family="paragraph" style:parent-style-name="Heading_20_2">
      <style:text-properties style:font-name="Liberation Sans" officeooo:paragraph-rsid="001c4eaa"/>
    </style:style>
    <style:style style:name="P8" style:family="paragraph" style:parent-style-name="Heading_20_2">
      <style:text-properties officeooo:paragraph-rsid="001c5678"/>
    </style:style>
    <style:style style:name="T1" style:family="text">
      <style:text-properties officeooo:rsid="001c567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KO" text:name="couleur"/>
        <text:user-field-decl office:value-type="string" office:string-value="auteur" text:name="auteur"/>
        <text:user-field-decl office:value-type="string" office:string-value="titre" text:name="titre"/>
        <text:user-field-decl office:value-type="string" office:string-value="Civilitée" text:name="Auteur_civilite"/>
        <text:user-field-decl office:value-type="string" office:string-value="Nom" text:name="Auteur_nom"/>
        <text:user-field-decl office:value-type="string" office:string-value="Prénom" text:name="Auteur_prenom"/>
      </text:user-field-decls>
      <text:p text:style-name="P3">Hors section :</text:p>
      <text:h text:style-name="P7" text:outline-level="2">Itération des 7 couleurs de l'arc-en-ciel : </text:h>
      <text:p text:style-name="P2">(chaque couleur doit-être séparée par une virgule et un espace)</text:p>
      <text:p text:style-name="P1"><text:user-field-get text:name="couleur">KO</text:user-field-get></text:p>
      <text:p text:style-name="P1"/>
      <text:h text:style-name="P8" text:outline-level="2">Itération de livres (auteur a écrit titre ) : </text:h>
      <text:p text:style-name="P5"><text:user-field-get text:name="auteur">auteur</text:user-field-get> a écrit <text:user-field-get text:name="titre">titre</text:user-field-get></text:p>
      <text:p text:style-name="P4"><text:span text:style-name="T1">Dans une</text:span> section :</text:p>
      <text:p text:style-name="P4"/>
      <text:section text:style-name="Sect1" text:name="Auteurs">
        <text:p text:style-name="P6"><text:conditional-text text:condition="ooow:Auteur_civilite==&quot;M&quot;" text:string-value-if-true="Monsieur" text:string-value-if-false="Madame" text:current-value="true">Madame</text:conditional-text> <text:user-field-get text:name="Auteur_nom">Nom</text:user-field-get> <text:user-field-get text:name="Auteur_prenom">Prénom</text:user-field-get></text:p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uleurs" style:family="paragraph" style:parent-style-name="Text_20_body" style:default-outline-level="" style:list-style-name="" style:class="text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ibliotheque" style:family="paragraph" style:parent-style-name="Text_20_body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1T11:07:53.512412197</dc:date>
    <meta:generator>LibreOffice/4.2.4.2$Linux_X86_64 LibreOffice_project/420m0$Build-2</meta:generator>
    <meta:editing-duration>PT6M13S</meta:editing-duration>
    <meta:editing-cycles>2</meta:editing-cycles>
    <meta:document-statistic meta:table-count="0" meta:image-count="0" meta:object-count="0" meta:page-count="1" meta:paragraph-count="8" meta:word-count="41" meta:character-count="224" meta:non-whitespace-character-count="189"/>
  </office:meta>
</office:document-meta>
</file>